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EC8EC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unrise-title">
      <style:graphic-properties draw:fill-color="#ffffff" draw:auto-grow-height="true" fo:min-height="3.507cm"/>
    </style:style>
    <style:style style:name="pr2" style:family="presentation" style:parent-style-name="lyt-sunrise-outline1">
      <style:graphic-properties draw:fill-color="#ffffff" fo:min-height="12.336cm"/>
    </style:style>
    <style:style style:name="pr3" style:family="presentation" style:parent-style-name="lyt-sunrise-notes">
      <style:graphic-properties draw:fill-color="#ffffff" draw:auto-grow-height="true" fo:min-height="13.365cm"/>
    </style:style>
    <style:style style:name="pr4" style:family="presentation" style:parent-style-name="lyt-sunrise-title">
      <style:graphic-properties fo:min-height="3.256cm"/>
    </style:style>
    <style:style style:name="pr5" style:family="presentation" style:parent-style-name="lyt-sunrise-outline1">
      <style:graphic-properties fo:min-height="13.61cm"/>
    </style:style>
    <style:style style:name="pr6" style:family="presentation" style:parent-style-name="lyt-sunrise-notes">
      <style:graphic-properties draw:fill-color="#ffffff" fo:min-height="13.114cm"/>
    </style:style>
    <style:style style:name="pr7" style:family="presentation" style:parent-style-name="lyt-sunrise-outline1">
      <style:graphic-properties fo:min-height="17.18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4cm" svg:y="0.937cm" presentation:class="title" presentation:user-transformed="true">
          <draw:text-box>
            <text:p>Sicherheit von Webaplikationen</text:p>
          </draw:text-box>
        </draw:frame>
        <draw:frame presentation:style-name="pr2" draw:text-style-name="P3" draw:layer="layout" svg:width="25.199cm" svg:height="12.336cm" svg:x="1.4cm" svg:y="4.914cm" presentation:class="outline" presentation:user-transformed="true">
          <draw:text-box>
            <text:list text:style-name="L2">
              <text:list-item>
                <text:p text:style-name="P2">Von<text:line-break/>Julia Schmitt<text:line-break/>Thomas Betz<text:line-break/>René Bigler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unrise" presentation:presentation-page-layout-name="AL1T1" draw:id="id2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Gefahren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Sichtbare Detailtiere Server-Fehlermeldungen</text:p>
              </text:list-item>
              <text:list-item>
                <text:p>SQL-Injections</text:p>
              </text:list-item>
              <text:list-item>
                <text:p>Bruteforce</text:p>
              </text:list-item>
              <text:list-item>
                <text:p>Offene Ports</text:p>
              </text:list-item>
              <text:list-item>
                <text:p>Höhere Gewalt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1" draw:id="id3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Sichtbare Fehlermeldungen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Gefahren</text:p>
                <text:list>
                  <text:list-item>
                    <text:p>Erleichtert das cracken von Anwendungen</text:p>
                  </text:list-item>
                  <text:list-item>
                    <text:p>Grosses Risiko bei Bekanntgabe von DB-Daten</text:p>
                  </text:list-item>
                </text:list>
              </text:list-item>
              <text:list-item>
                <text:p>Massnahmen</text:p>
                <text:list>
                  <text:list-item>
                    <text:p>Abfangen von Fehlern mittels try &amp; catch</text:p>
                  </text:list-item>
                  <text:list-item>
                    <text:p>Eigene Fehlermeldungen ausgeben</text:p>
                  </text:list-item>
                  <text:list-item>
                    <text:p>Konfigurieren des Servers um Fehlermeldungen zu unterdrücken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1" draw:id="id4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SQL-Injections</text:p>
          </draw:text-box>
        </draw:frame>
        <draw:frame presentation:style-name="pr7" draw:layer="layout" svg:width="25.199cm" svg:height="17.182cm" svg:x="1.4cm" svg:y="4cm" presentation:class="outline" presentation:user-transformed="true">
          <draw:text-box>
            <text:list text:style-name="L2">
              <text:list-item>
                <text:p>Einschleusen von unerwünschtem SQL-Code</text:p>
              </text:list-item>
              <text:list-item>
                <text:p>Anfällige Abfrage</text:p>
                <text:list>
                  <text:list-item>
                    <text:p><text:span text:style-name="T1">„</text:span><text:span text:style-name="T1">SELECT user WHERE user = '$user' AND password = '$pass'“ →</text:span></text:p>
                  </text:list-item>
                </text:list>
              </text:list-item>
              <text:list-item>
                <text:p>Injection</text:p>
                <text:list>
                  <text:list-item>
                    <text:p><text:span text:style-name="T1">„</text:span><text:span text:style-name="T1">SELECT user WHERE user = 'root' -- ...“</text:span></text:p>
                  </text:list-item>
                </text:list>
              </text:list-item>
              <text:list-item>
                <text:p>Massnahmen</text:p>
                <text:list>
                  <text:list-item>
                    <text:p>Escapen von Steuer- und Anführungszeichen</text:p>
                  </text:list-item>
                  <text:list-item>
                    <text:p>Verhindern von Injections durch Prepared Statements (vorbereitete Abfrage)</text:p>
                  </text:list-item>
                  <text:list-item>
                    <text:p>SQL-Benutzerrechte beschränken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1" draw:id="id5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Bruteforce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Gefahren</text:p>
                <text:list>
                  <text:list-item>
                    <text:p>Relativ Schnelles knacken durch einfaches versuchen</text:p>
                  </text:list-item>
                  <text:list-item>
                    <text:p>Knacken eines einfachen Passwortes innert Sekunden</text:p>
                  </text:list-item>
                </text:list>
              </text:list-item>
              <text:list-item>
                <text:p>Massnahmen</text:p>
                <text:list>
                  <text:list-item>
                    <text:p>Wählen eines längeren Passwortes mit gross/kleinschreibung, Zahlen und Sonderzeichen</text:p>
                  </text:list-item>
                  <text:list-item>
                    <text:p>Tip: Jeder erste Buchstabe eines Wortes in einem Satz</text:p>
                  </text:list-item>
                  <text:list-item>
                    <text:p>Internes Speichern eines Passwortes als Salted Hash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1" draw:id="id6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Offene Ports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Gefahren</text:p>
                <text:list>
                  <text:list-item>
                    <text:p>Jeder Port stellt eine potentielle Angriffsmöglichkeit dar</text:p>
                  </text:list-item>
                </text:list>
              </text:list-item>
              <text:list-item>
                <text:p>Massnahmen</text:p>
                <text:list>
                  <text:list-item>
                    <text:p>Suchen offener Ports durch Portscanner wie z.B. nmap</text:p>
                  </text:list-item>
                  <text:list-item>
                    <text:p>Schliessen nicht benötigter Ports und deaktivieren nicht benötigter Dienste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1" draw:id="id7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Höhere Gewalt</text:p>
          </draw:text-box>
        </draw:frame>
        <draw:frame presentation:style-name="pr5" draw:layer="layout" svg:width="25.199cm" svg:height="15.314cm" svg:x="1.4cm" svg:y="4.914cm" presentation:class="outline" presentation:user-transformed="true">
          <draw:text-box>
            <text:list text:style-name="L2">
              <text:list-item>
                <text:p>Naturkatastrophen</text:p>
                <text:list>
                  <text:list-item>
                    <text:p>Erdbeben</text:p>
                  </text:list-item>
                  <text:list-item>
                    <text:p>Hurrikan</text:p>
                  </text:list-item>
                  <text:list-item>
                    <text:p>Tsunami</text:p>
                  </text:list-item>
                </text:list>
              </text:list-item>
              <text:list-item>
                <text:p>Unfälle</text:p>
                <text:list>
                  <text:list-item>
                    <text:p>Brand</text:p>
                  </text:list-item>
                  <text:list-item>
                    <text:p>Rohrbruch</text:p>
                  </text:list-item>
                </text:list>
              </text:list-item>
              <text:list-item>
                <text:p>Anschläge</text:p>
                <text:list>
                  <text:list-item>
                    <text:p>Terroranschläge</text:p>
                  </text:list-item>
                  <text:list-item>
                    <text:p>Überfall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1" draw:id="id8">
        <office:forms form:automatic-focus="false" form:apply-design-mode="false"/>
        <draw:frame presentation:style-name="pr4" draw:layer="layout" svg:width="25.199cm" svg:height="3.439cm" svg:x="1.4cm" svg:y="0.971cm" presentation:class="title" presentation:user-transformed="true">
          <draw:text-box>
            <text:p>Risiken<text:line-break/>Wie kann man sich davor schützen?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Mit einer Risikoanalyse</text:p>
                <text:list>
                  <text:list-item>
                    <text:p>Wahrscheinlichkeit einstufen</text:p>
                  </text:list-item>
                  <text:list-item>
                    <text:p>Auswirkungen abschätzen</text:p>
                  </text:list-item>
                  <text:list-item>
                    <text:p>Vorbeugungsmaßnahmen treffen</text:p>
                  </text:list-item>
                </text:list>
              </text:list-item>
              <text:list-item>
                <text:p>Beispiel</text:p>
                <text:list>
                  <text:list-item>
                    <text:p>Wertvolle Dinge müssen vor Diebstahl besser geschützt werden.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1T1" draw:id="id9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Mögliche weitere Massnahmen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Trennung von Applikations- und Datenschicht</text:p>
              </text:list-item>
              <text:list-item>
                <text:p>Firewall und DMZ einsetzen</text:p>
              </text:list-item>
              <text:list-item>
                <text:p>Einteilung interne und externe Datenbanken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unrise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sunrise" style:page-layout-name="PM1" draw:style-name="Mdp1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Blauroter Farbverlauf</dc:title>
    <dc:description>Präsentationshintergrund Vorlage</dc:description>
    <meta:creation-date>2011-04-16T11:23:46</meta:creation-date>
    <dc:language>de-DE</dc:language>
    <meta:editing-cycles>19</meta:editing-cycles>
    <meta:editing-duration>PT03H53M23S</meta:editing-duration>
    <meta:initial-creator>René Bigler</meta:initial-creator>
    <dc:date>2011-04-16T15:17:03</dc:date>
    <dc:creator>René Bigler</dc:creator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Blauroter Farbverlauf" xlink:href="../../../../../usr/lib64/openoffice/basis3.2/share/template/de/layout/lyt-sunrise.otp"/>
  </office:meta>
</office:document-meta>
</file>